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automatic-styles>
    <style:style style:name="P1" style:family="paragraph" style:parent-style-name="Standard">
      <style:text-properties style:font-name="Titillium Web Light" style:font-name-asian="Titillium Web Light1" style:font-name-complex="Titillium Web Light1"/>
    </style:style>
    <style:style style:name="P2" style:family="paragraph" style:parent-style-name="Standard">
      <style:text-properties style:font-name="Titillium Web Light" style:text-underline-style="solid" style:text-underline-width="auto" style:text-underline-color="font-color" style:font-name-asian="Titillium Web Light1" style:font-name-complex="Titillium Web Light1"/>
    </style:style>
    <style:style style:name="P3" style:family="paragraph" style:parent-style-name="Standard">
      <style:paragraph-properties fo:margin-left="0cm" fo:margin-right="0cm" fo:text-indent="0cm" style:auto-text-indent="false"/>
      <style:text-properties style:font-name="Titillium Web Light" style:font-name-asian="Titillium Web Light1" style:font-name-complex="Titillium Web Light1"/>
    </style:style>
    <style:style style:name="P4" style:family="paragraph" style:parent-style-name="Standard">
      <style:paragraph-properties fo:margin-left="2.54cm" fo:margin-right="0cm" fo:text-indent="0cm" style:auto-text-indent="false"/>
      <style:text-properties style:font-name="Titillium Web Light" style:font-name-asian="Titillium Web Light1" style:font-name-complex="Titillium Web Light1"/>
    </style:style>
    <style:style style:name="P5" style:family="paragraph" style:parent-style-name="Standard" style:master-page-name="Standard">
      <style:paragraph-properties style:page-number="1"/>
      <style:text-properties style:font-name="Titillium Web" style:text-underline-style="solid" style:text-underline-width="auto" style:text-underline-color="font-color" fo:font-weight="bold" style:font-name-asian="Titillium Web1" style:font-weight-asian="bold" style:font-name-complex="Titillium Web1"/>
    </style:style>
    <style:style style:name="P6" style:family="paragraph" style:parent-style-name="Standard">
      <style:text-properties style:font-name="Titillium Web Light" style:font-name-asian="Titillium Web Light1" style:font-name-complex="Titillium Web Light1"/>
    </style:style>
    <style:style style:name="P7" style:family="paragraph" style:parent-style-name="Standard" style:list-style-name="WWNum1">
      <style:paragraph-properties fo:margin-left="1.27cm" fo:margin-right="0cm" fo:text-indent="-0.635cm" style:auto-text-indent="false"/>
      <style:text-properties style:font-name="Titillium Web Light" style:font-name-asian="Titillium Web Light1" style:font-name-complex="Titillium Web Light1"/>
    </style:style>
    <style:style style:name="P8" style:family="paragraph" style:parent-style-name="Standard" style:list-style-name="WWNum1">
      <style:paragraph-properties fo:margin-left="2.54cm" fo:margin-right="0cm" fo:text-indent="-0.635cm" style:auto-text-indent="false"/>
      <style:text-properties style:font-name="Titillium Web Light" style:font-name-asian="Titillium Web Light1" style:font-name-complex="Titillium Web Light1"/>
    </style:style>
    <style:style style:name="P9" style:family="paragraph" style:parent-style-name="Standard" style:list-style-name="WWNum1">
      <style:paragraph-properties fo:margin-left="3.81cm" fo:margin-right="0cm" fo:text-indent="-0.635cm" style:auto-text-indent="false"/>
      <style:text-properties style:font-name="Titillium Web Light" style:font-name-asian="Titillium Web Light1" style:font-name-complex="Titillium Web Light1"/>
    </style:style>
    <style:style style:name="T1" style:family="text">
      <style:text-properties officeooo:rsid="000da5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ient design review meeting:</text:p>
      <text:p text:style-name="P1"/>
      <text:p text:style-name="P1">Date: 06/12/19</text:p>
      <text:p text:style-name="P1"/>
      <text:p text:style-name="P1">PRESENT: Liam Debell, Mike Gallagher.</text:p>
      <text:p text:style-name="P1"/>
      <text:p text:style-name="P1">AGENDA: Main menu, customer menu, booking menu, trip menu and further requirements.</text:p>
      <text:p text:style-name="P1"/>
      <text:list xml:id="list1202897279" text:style-name="WWNum1">
        <text:list-item>
          <text:p text:style-name="P7">Initially a visual review took place, in which Mike reviewed the visible designs, no points were made at this point.</text:p>
        </text:list-item>
      </text:list>
      <text:p text:style-name="P1"/>
      <text:list xml:id="list90211344512991" text:continue-numbering="true" text:style-name="WWNum1">
        <text:list-item>
          <text:p text:style-name="P7">Main menu was discussed, and the following features were questioned:</text:p>
          <text:list>
            <text:list-item>
              <text:p text:style-name="P8">Mike questioned the ‘Apply’ button, and further asked if this could be changed to something more understandable, such as: Save and exit. Responding to this, the button in question was changed in the design to save, although this may be subject to change during development.</text:p>
            </text:list-item>
          </text:list>
        </text:list-item>
      </text:list>
      <text:p text:style-name="P3"/>
      <text:list xml:id="list90212800796994" text:continue-numbering="true" text:style-name="WWNum1">
        <text:list-item>
          <text:p text:style-name="P7">Customer menu was discussed, and some recommendations were made in regards to the featured fields:</text:p>
          <text:list>
            <text:list-item>
              <text:p text:style-name="P8">Initially the address field was only laid out for one address, however Mike requested an additional field to be added in order to separate address line 1 from 2. In response to this, an additional field was added, accommodating for the new field.</text:p>
            </text:list-item>
            <text:list-item>
              <text:p text:style-name="P8">Mike again noted that the apply button should be changed to ‘Save’. This button will be changed across all menu items as a result of this request.</text:p>
            </text:list-item>
          </text:list>
        </text:list-item>
      </text:list>
      <text:p text:style-name="P1"/>
      <text:list xml:id="list90212544722639" text:continue-numbering="true" text:style-name="WWNum1">
        <text:list-item>
          <text:p text:style-name="P7">The booking menu was discussed, and three main points were made in regards to the functionality of the program.</text:p>
          <text:list>
            <text:list-item>
              <text:p text:style-name="P8">After discussing adding the current dat<text:span text:style-name="T1">e</text:span> in a field, Mike asked if the date could be automatically added internally. This recommendation was noted and the current date field has been eliminated in response to this recommendation.</text:p>
            </text:list-item>
            <text:list-item>
              <text:p text:style-name="P8">Mike and I discussed upper and lower case values in fields in terms of inserting data. In response to this discussion, I will convert all values to lower or upper case where necessary.</text:p>
            </text:list-item>
            <text:list-item>
              <text:p text:style-name="P8">Finally Mike requested some type of popup to occur calculating the total cost, this feature will be considered, but might not be necessary, as it conflicts with one of the queries Mike requested in the brief.</text:p>
            </text:list-item>
          </text:list>
        </text:list-item>
      </text:list>
      <text:p text:style-name="P4"/>
      <text:list xml:id="list90211487408166" text:continue-numbering="true" text:style-name="WWNum1">
        <text:list-item>
          <text:p text:style-name="P7">The trip menu was discussed, with 4 points:</text:p>
          <text:list>
            <text:list-item>
              <text:p text:style-name="P8">Mike wanted to make sure that a trip needed to be made before adding a booking, this will be resolved using foreign keys and validation.</text:p>
            </text:list-item>
            <text:list-item>
              <text:p text:style-name="P8"><text:soft-page-break/>Mike requested that the end date should <text:s/>be removed and instead start date and duration will be used to calculate end date. This will be done in the front end python development stage.</text:p>
            </text:list-item>
            <text:list-item>
              <text:p text:style-name="P8">After discussing the destinations, Mike recommended that the destinations appear in a drop down list. This will also be added during the development process.</text:p>
            </text:list-item>
          </text:list>
        </text:list-item>
      </text:list>
      <text:p text:style-name="P3"/>
      <text:list xml:id="list90211778736551" text:continue-numbering="true" text:style-name="WWNum1">
        <text:list-item>
          <text:p text:style-name="P7">Finally Mike asked about the requirements for running this program:</text:p>
          <text:list>
            <text:list-item>
              <text:p text:style-name="P8">Response:</text:p>
              <text:list>
                <text:list-item>
                  <text:p text:style-name="P9">local desktop machine: meaning staff office computers or your own computer</text:p>
                </text:list-item>
                <text:list-item>
                  <text:p text:style-name="P9">free software</text:p>
                </text:list-item>
                <text:list-item>
                  <text:p text:style-name="P9">guizero front end: what the user will see.</text:p>
                </text:list-item>
              </text:list>
            </text:list-item>
          </text:list>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tillium Web Light" fo:font-family="'Titillium Web Light'" style:font-family-generic="roman" style:font-pitch="variable" style:text-underline-style="none"/>
    </style:style>
    <style:style style:name="ListLabel_20_2" style:display-name="ListLabel 2" style:family="text">
      <style:text-properties style:font-name="Titillium Web Light" fo:font-family="'Titillium Web Light'" style:font-family-generic="roman" style:font-pitch="variable" style:text-underline-style="none"/>
    </style:style>
    <style:style style:name="ListLabel_20_3" style:display-name="ListLabel 3" style:family="text">
      <style:text-properties style:font-name="Titillium Web Light" fo:font-family="'Titillium Web Light'"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13T09:02:10.729576066</dc:date>
    <meta:editing-duration>PT11M14S</meta:editing-duration>
    <meta:editing-cycles>1</meta:editing-cycles>
    <meta:document-statistic meta:table-count="0" meta:image-count="0" meta:object-count="0" meta:page-count="2" meta:paragraph-count="23" meta:word-count="448" meta:character-count="2608" meta:non-whitespace-character-count="2201"/>
  </office:meta>
</office:document-meta>
</file>